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80000025F941FD5168042C5C3.png" manifest:media-type="image/png"/>
  <manifest:file-entry manifest:full-path="Pictures/100007DD0000B07E000081EABD2E70C88525BD2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 Mitra1" svg:font-family="'B Mitra'"/>
    <style:font-face style:name="B Mitra2" svg:font-family="'B Mitra'" style:font-family-generic="roman"/>
    <style:font-face style:name="Times New Roman" svg:font-family="'Times New Roman'" style:font-family-generic="roman"/>
    <style:font-face style:name="B Mitra" svg:font-family="'B Mitra'" style:font-pitch="variable"/>
    <style:font-face style:name="B Nazanin" svg:font-family="'B Nazani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81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9cm" fo:min-width="1.98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78cm" fo:min-width="1.274cm"/>
    </style:style>
    <style:style style:name="gr4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27cm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0cm" fo:min-width="0.418cm"/>
    </style:style>
    <style:style style:name="gr9" style:family="graphic" style:parent-style-name="standard">
      <style:graphic-properties draw:textarea-vertical-align="middle" draw:auto-grow-height="false" fo:min-height="0cm" fo:min-width="0.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69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B Mitra1" fo:font-size="19.7999992370605pt" style:font-name-complex="B Mitra1"/>
    </style:style>
    <style:style style:name="P2" style:family="paragraph">
      <style:paragraph-properties fo:text-align="center" style:writing-mode="lr-tb"/>
      <style:text-properties style:font-name="B Mitra1" style:font-name-complex="B Mitra1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P5" style:family="paragraph">
      <style:paragraph-properties fo:text-align="center" style:writing-mode="lr-tb"/>
      <style:text-properties style:font-name="Times New Roman1" style:font-name-complex="B Mitra1"/>
    </style:style>
    <style:style style:name="P6" style:family="paragraph">
      <style:paragraph-properties fo:text-align="center" style:writing-mode="lr-tb"/>
      <style:text-properties style:font-name="B Nazanin" style:font-name-complex="B Nazanin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B Nazanin" style:font-name-complex="B Nazanin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B Nazanin"/>
    </style:style>
    <style:style style:name="P11" style:family="paragraph">
      <style:paragraph-properties fo:text-align="center"/>
      <style:text-properties style:font-name="B Nazanin" style:font-name-complex="B Nazanin"/>
    </style:style>
    <style:style style:name="P12" style:family="paragraph">
      <loext:graphic-properties draw:fill="none" draw:fill-color="#ffffff"/>
      <style:paragraph-properties fo:text-align="center"/>
      <style:text-properties style:font-name="B Nazanin" style:font-name-complex="B Nazanin"/>
    </style:style>
    <style:style style:name="T1" style:family="text">
      <style:text-properties style:font-name="B Mitra1" fo:font-size="19.7999992370605pt" style:font-name-complex="B Mitra1"/>
    </style:style>
    <style:style style:name="T2" style:family="text">
      <style:text-properties style:font-name="B Mitra1" fo:font-size="18pt" style:font-size-asian="18pt" style:font-name-complex="B Mitra1" style:font-size-complex="18pt"/>
    </style:style>
    <style:style style:name="T3" style:family="text">
      <style:text-properties style:font-name="Times New Roman1" fo:font-size="14pt" style:font-size-asian="14pt" style:font-size-complex="14pt"/>
    </style:style>
    <style:style style:name="T4" style:family="text">
      <style:text-properties style:font-name="Times New Roman1" fo:font-size="16pt" style:font-size-asian="16pt" style:font-name-complex="B Mitra1" style:font-size-complex="16pt"/>
    </style:style>
    <style:style style:name="T5" style:family="text">
      <style:text-properties style:font-name="B Nazanin" fo:font-size="18pt" style:font-size-asian="18pt" style:font-name-complex="B Nazanin" style:font-size-complex="18pt"/>
    </style:style>
    <style:style style:name="T6" style:family="text">
      <style:text-properties style:font-name="B Nazanin" fo:font-size="20pt" style:font-size-asian="20pt" style:font-name-complex="B Nazanin" style:font-size-complex="20pt"/>
    </style:style>
    <style:style style:name="T7" style:family="text">
      <style:text-properties style:font-name="B Nazanin" fo:font-size="32pt" style:font-size-asian="32pt" style:font-size-complex="32pt"/>
    </style:style>
    <style:style style:name="T8" style:family="text">
      <style:text-properties style:font-name="B Nazanin" style:font-name-complex="B Nazan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3.81cm" svg:x="4.953cm" svg:y="0.381cm">
          <text:p text:style-name="P1"><text:span text:style-name="T1">میکر</text:span><text:span text:style-name="T1">وکنتر</text:span><text:span text:style-name="T1">لر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85cm" svg:height="1.589cm" svg:x="0.254cm" svg:y="1.501cm">
          <text:p text:style-name="P2"><text:span text:style-name="T2">رایانه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14cm" svg:height="0.654cm" svg:x="9.271cm" svg:y="2.0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1.524cm" svg:height="0.797cm" svg:x="3.175cm" svg:y="1.493cm">
          <draw:text-box>
            <text:p><text:span text:style-name="T3">USB</text:span></text:p>
          </draw:text-box>
        </draw:frame>
        <draw:custom-shape draw:style-name="gr2" draw:text-style-name="P5" draw:layer="layout" svg:width="2.485cm" svg:height="1.589cm" svg:x="11.485cm" svg:y="1.524cm">
          <text:p text:style-name="P5"><text:span text:style-name="T4">LoR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14cm" svg:height="0.654cm" svg:x="2.739cm" svg:y="2.0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1.524cm" svg:height="0.797cm" svg:x="9.779cm" svg:y="1.524cm">
          <draw:text-box>
            <text:p><text:span text:style-name="T3">SPI</text:span></text:p>
          </draw:text-box>
        </draw:frame>
        <draw:custom-shape draw:style-name="gr1" draw:text-style-name="P1" draw:layer="layout" svg:width="4.318cm" svg:height="3.81cm" svg:x="20.828cm" svg:y="0.381cm">
          <text:p text:style-name="P1"><text:span text:style-name="T1">میکروکنترل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2.485cm" svg:height="1.589cm" svg:x="16.129cm" svg:y="1.501cm">
          <text:p text:style-name="P5"><text:span text:style-name="T4">LoR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14cm" svg:height="0.654cm" svg:x="25.146cm" svg:y="2.0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1.524cm" svg:height="0.797cm" svg:x="19.177cm" svg:y="1.524cm">
          <draw:text-box>
            <text:p><text:span text:style-name="T3">SPI</text:span></text:p>
          </draw:text-box>
        </draw:frame>
        <draw:custom-shape draw:style-name="gr2" draw:text-style-name="P6" draw:layer="layout" svg:width="2.485cm" svg:height="1.589cm" svg:x="27.36cm" svg:y="1.524cm">
          <text:p text:style-name="P6"><text:span text:style-name="T5">سنسورها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14cm" svg:height="0.654cm" svg:x="18.614cm" svg:y="2.0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1.524cm" svg:height="0.797cm" svg:x="25.527cm" svg:y="1.524cm">
          <draw:text-box>
            <text:p text:style-name="P3"><text:span text:style-name="T3">I2C</text:span></text:p>
          </draw:text-box>
        </draw:frame>
        <draw:frame draw:style-name="gr5" draw:text-style-name="P7" draw:layer="layout" svg:width="1.376cm" svg:height="1.013cm" svg:x="12.065cm" svg:y="0.638cm">
          <draw:image xlink:href="Pictures/100007DD0000B07E000081EABD2E70C88525BD28.svg" xlink:type="simple" xlink:show="embed" xlink:actuate="onLoad" loext:mime-type="image/svg+xml">
            <text:p/>
          </draw:image>
          <draw:image xlink:href="Pictures/10000201000003380000025F941FD5168042C5C3.png" xlink:type="simple" xlink:show="embed" xlink:actuate="onLoad" loext:mime-type="image/png"/>
        </draw:frame>
        <draw:frame draw:style-name="gr5" draw:text-style-name="P7" draw:layer="layout" svg:width="1.376cm" svg:height="1.013cm" svg:x="16.658cm" svg:y="0.638cm">
          <draw:image xlink:href="Pictures/100007DD0000B07E000081EABD2E70C88525BD28.svg" xlink:type="simple" xlink:show="embed" xlink:actuate="onLoad" loext:mime-type="image/svg+xml">
            <text:p/>
          </draw:image>
          <draw:image xlink:href="Pictures/10000201000003380000025F941FD5168042C5C3.png" xlink:type="simple" xlink:show="embed" xlink:actuate="onLoad" loext:mime-type="image/png"/>
        </draw:frame>
        <draw:frame draw:style-name="gr6" draw:text-style-name="P9" draw:layer="layout" svg:width="4.191cm" svg:height="0.958cm" svg:x="5.08cm" svg:y="4.376cm">
          <draw:text-box>
            <text:p text:style-name="P8"><text:span text:style-name="T6">ایستگاه</text:span></text:p>
          </draw:text-box>
        </draw:frame>
        <draw:frame draw:style-name="gr6" draw:text-style-name="P9" draw:layer="layout" svg:width="4.191cm" svg:height="0.958cm" svg:x="20.955cm" svg:y="4.376cm">
          <draw:text-box>
            <text:p text:style-name="P8"><text:span text:style-name="T6">سنسور</text:span></text:p>
          </draw:text-box>
        </draw:frame>
        <draw:frame draw:style-name="gr7" draw:text-style-name="P10" draw:layer="layout" svg:width="1.905cm" svg:height="1.381cm" svg:x="14.097cm" svg:y="1.524cm">
          <draw:text-box>
            <text:p text:style-name="P3"><text:span text:style-name="T7">...</text:span></text:p>
          </draw:text-box>
        </draw:frame>
        <draw:custom-shape draw:style-name="gr8" draw:text-style-name="P3" draw:layer="layout" svg:width="1.397cm" svg:height="0.508cm" svg:x="15.223cm" svg:y="0.74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523cm" svg:height="0.508cm" draw:transform="rotate (-3.14159265358979) translate (14.986cm 1.2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066cm" svg:height="0.204cm" svg:x="15.07cm" svg:y="0.902cm">
          <text:p/>
          <draw:enhanced-geometry svg:viewBox="0 0 21600 21600" draw:mirror-horizontal="false" draw:type="rectangle" draw:enhanced-path="M 0 0 L 21600 0 21600 21600 0 21600 0 0 Z N"/>
        </draw:custom-shape>
        <draw:frame draw:style-name="gr11" draw:text-style-name="P12" draw:layer="layout" svg:width="3.142cm" svg:height="0.943cm" svg:x="13.489cm" svg:y="0.121cm">
          <draw:text-box>
            <text:p text:style-name="P11"><text:span text:style-name="T8">بی‌سیم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 Mitra1" svg:font-family="'B Mitra'"/>
    <style:font-face style:name="B Mitra2" svg:font-family="'B Mitra'" style:font-family-generic="roman"/>
    <style:font-face style:name="Times New Roman" svg:font-family="'Times New Roman'" style:font-family-generic="roman"/>
    <style:font-face style:name="B Mitra" svg:font-family="'B Mitra'" style:font-pitch="variable"/>
    <style:font-face style:name="B Nazanin" svg:font-family="'B Nazani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175cm" fo:page-height="5.2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4:52:15.770208808</meta:creation-date>
    <dc:date>2020-08-26T12:00:18.582309341</dc:date>
    <meta:editing-duration>PT1H23M4S</meta:editing-duration>
    <meta:editing-cycles>5</meta:editing-cycles>
    <meta:generator>LibreOffice/6.4.3.2$Linux_X86_64 LibreOffice_project/40$Build-2</meta:generator>
    <meta:document-statistic meta:object-count="23"/>
  </office:meta>
</office:document-meta>
</file>